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fe4b" officeooo:paragraph-rsid="001ffe4b"/>
    </style:style>
    <style:style style:name="P2" style:family="paragraph" style:parent-style-name="Standard">
      <style:paragraph-properties fo:text-align="start" style:justify-single-word="false"/>
      <style:text-properties officeooo:rsid="001ffe4b" officeooo:paragraph-rsid="001ffe4b"/>
    </style:style>
    <style:style style:name="P3" style:family="paragraph" style:parent-style-name="Standard">
      <style:paragraph-properties fo:text-align="start" style:justify-single-word="false"/>
      <style:text-properties officeooo:paragraph-rsid="001ffe4b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fe4b" officeooo:paragraph-rsid="001ffe4b" style:font-weight-asian="bold" style:font-weight-complex="bold"/>
    </style:style>
    <style:style style:name="P5" style:family="paragraph" style:parent-style-name="Preformatted_20_Text">
      <style:text-properties officeooo:paragraph-rsid="001ffe4b"/>
    </style:style>
    <style:style style:name="P6" style:family="paragraph" style:parent-style-name="Preformatted_20_Text">
      <style:text-properties officeooo:paragraph-rsid="002947ac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ffe4b" officeooo:paragraph-rsid="001ffe4b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Liberation Mono" fo:font-size="10pt" officeooo:paragraph-rsid="001ffe4b" style:font-name-asian="Droid Sans Fallback1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cm" fo:margin-bottom="0.499cm" style:contextual-spacing="false" fo:line-height="100%"/>
      <style:text-properties style:font-name="Liberation Mono" fo:font-size="10pt" officeooo:paragraph-rsid="00213b92" style:font-name-asian="Liberation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top="0cm" fo:margin-bottom="0.499cm" style:contextual-spacing="false" fo:line-height="100%"/>
      <style:text-properties officeooo:paragraph-rsid="001ffe4b"/>
    </style:style>
    <style:style style:name="P13" style:family="paragraph" style:parent-style-name="Preformatted_20_Text">
      <style:paragraph-properties fo:margin-top="0cm" fo:margin-bottom="0.499cm" style:contextual-spacing="false" fo:line-height="100%"/>
      <style:text-properties officeooo:paragraph-rsid="00232ffc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238376"/>
    </style:style>
    <style:style style:name="P15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16" style:family="paragraph" style:parent-style-name="Preformatted_20_Text">
      <style:paragraph-properties fo:margin-top="0cm" fo:margin-bottom="0.499cm" style:contextual-spacing="false"/>
      <style:text-properties fo:font-weight="bold" officeooo:rsid="001ffe4b" officeooo:paragraph-rsid="00213b92" style:font-weight-asian="bold" style:font-weight-complex="bold"/>
    </style:style>
    <style:style style:name="P17" style:family="paragraph" style:parent-style-name="Preformatted_20_Text">
      <style:paragraph-properties fo:margin-top="0cm" fo:margin-bottom="0.499cm" style:contextual-spacing="false"/>
      <style:text-properties fo:font-weight="bold" officeooo:paragraph-rsid="002d5f41" style:font-weight-asian="bold" style:font-weight-complex="bold"/>
    </style:style>
    <style:style style:name="P18" style:family="paragraph" style:parent-style-name="Preformatted_20_Text">
      <style:paragraph-properties fo:margin-top="0cm" fo:margin-bottom="0.499cm" style:contextual-spacing="false"/>
      <style:text-properties fo:font-weight="bold" officeooo:rsid="002e9205" officeooo:paragraph-rsid="002e9205" style:font-weight-asian="bold" style:font-weight-complex="bold"/>
    </style:style>
    <style:style style:name="P19" style:family="paragraph" style:parent-style-name="Preformatted_20_Text">
      <style:paragraph-properties fo:margin-top="0cm" fo:margin-bottom="0.499cm" style:contextual-spacing="false"/>
      <style:text-properties fo:font-weight="bold" officeooo:paragraph-rsid="00334b12" style:font-weight-asian="bold" style:font-weight-complex="bold"/>
    </style:style>
    <style:style style:name="P20" style:family="paragraph" style:parent-style-name="Preformatted_20_Text">
      <style:paragraph-properties fo:margin-top="0cm" fo:margin-bottom="0.499cm" style:contextual-spacing="false"/>
      <style:text-properties fo:font-weight="bold" officeooo:rsid="0034af5e" officeooo:paragraph-rsid="0034af5e" style:font-weight-asian="bold" style:font-weight-complex="bold"/>
    </style:style>
    <style:style style:name="P21" style:family="paragraph" style:parent-style-name="Preformatted_20_Text">
      <style:paragraph-properties fo:margin-top="0cm" fo:margin-bottom="0.499cm" style:contextual-spacing="false"/>
      <style:text-properties fo:font-weight="bold" officeooo:paragraph-rsid="0034af5e" style:font-weight-asian="bold" style:font-weight-complex="bold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2b01c6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paragraph-rsid="002c73be"/>
    </style:style>
    <style:style style:name="P24" style:family="paragraph" style:parent-style-name="Preformatted_20_Text">
      <style:paragraph-properties fo:margin-top="0cm" fo:margin-bottom="0.499cm" style:contextual-spacing="false"/>
      <style:text-properties officeooo:paragraph-rsid="002d5f41"/>
    </style:style>
    <style:style style:name="P25" style:family="paragraph" style:parent-style-name="Preformatted_20_Text">
      <style:paragraph-properties fo:margin-top="0cm" fo:margin-bottom="0.499cm" style:contextual-spacing="false"/>
      <style:text-properties officeooo:paragraph-rsid="002e9205"/>
    </style:style>
    <style:style style:name="P26" style:family="paragraph" style:parent-style-name="Preformatted_20_Text">
      <style:paragraph-properties fo:margin-top="0cm" fo:margin-bottom="0.499cm" style:contextual-spacing="false"/>
      <style:text-properties officeooo:paragraph-rsid="00311b47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334b12"/>
    </style:style>
    <style:style style:name="P28" style:family="paragraph" style:parent-style-name="Preformatted_20_Text">
      <style:paragraph-properties fo:margin-top="0cm" fo:margin-bottom="0.499cm" style:contextual-spacing="false"/>
      <style:text-properties officeooo:paragraph-rsid="0034af5e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364599"/>
    </style:style>
    <style:style style:name="P30" style:family="paragraph" style:parent-style-name="Preformatted_20_Text">
      <style:paragraph-properties fo:margin-top="0cm" fo:margin-bottom="0.499cm" style:contextual-spacing="false" style:writing-mode="lr-tb"/>
    </style:style>
    <style:style style:name="P31" style:family="paragraph" style:parent-style-name="Preformatted_20_Text">
      <style:paragraph-properties style:writing-mode="lr-tb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paragraph-properties fo:margin-top="0cm" fo:margin-bottom="0cm" style:contextual-spacing="false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officeooo:paragraph-rsid="0034af5e"/>
    </style:style>
    <style:style style:name="P35" style:family="paragraph" style:parent-style-name="Preformatted_20_Text">
      <style:paragraph-properties fo:margin-top="0cm" fo:margin-bottom="0.499cm" style:contextual-spacing="false"/>
    </style:style>
    <style:style style:name="P36" style:family="paragraph" style:parent-style-name="Preformatted_20_Text">
      <style:paragraph-properties fo:margin-top="0cm" fo:margin-bottom="0.499cm" style:contextual-spacing="false"/>
      <style:text-properties fo:language="en" fo:country="US" fo:font-weight="normal" officeooo:rsid="00311b47" officeooo:paragraph-rsid="003a37d1" style:font-weight-asian="normal" style:font-weight-complex="normal"/>
    </style:style>
    <style:style style:name="P37" style:family="paragraph" style:parent-style-name="Preformatted_20_Text">
      <style:paragraph-properties fo:margin-top="0cm" fo:margin-bottom="0.499cm" style:contextual-spacing="false"/>
      <style:text-properties fo:language="en" fo:country="US" fo:font-weight="normal" officeooo:rsid="003bcda9" officeooo:paragraph-rsid="003bcda9" style:font-weight-asian="normal" style:font-weight-complex="normal"/>
    </style:style>
    <style:style style:name="P38" style:family="paragraph" style:parent-style-name="Preformatted_20_Text">
      <style:paragraph-properties fo:margin-top="0cm" fo:margin-bottom="0.499cm" style:contextual-spacing="false" fo:line-height="100%"/>
      <style:text-properties style:font-name="Liberation Mono" fo:font-size="10pt" officeooo:rsid="00232ffc" officeooo:paragraph-rsid="001ffe4b" style:font-name-asian="Liberation Mono" style:font-size-asian="10pt" style:font-name-complex="Liberation Mono" style:font-size-complex="10pt"/>
    </style:style>
    <style:style style:name="P39" style:family="paragraph" style:parent-style-name="Preformatted_20_Text">
      <style:paragraph-properties fo:margin-top="0cm" fo:margin-bottom="0.499cm" style:contextual-spacing="false" fo:line-height="100%"/>
      <style:text-properties style:font-name="Liberation Mono" fo:font-size="10pt" officeooo:paragraph-rsid="001ffe4b" style:font-name-asian="Liberation Mono" style:font-size-asian="10pt" style:font-name-complex="Liberation Mono" style:font-size-complex="10pt"/>
    </style:style>
    <style:style style:name="P40" style:family="paragraph" style:parent-style-name="Preformatted_20_Text">
      <style:paragraph-properties fo:margin-top="0cm" fo:margin-bottom="0.499cm" style:contextual-spacing="false"/>
      <style:text-properties officeooo:paragraph-rsid="0038105d"/>
    </style:style>
    <style:style style:name="P41" style:family="paragraph" style:parent-style-name="Preformatted_20_Text">
      <style:paragraph-properties fo:margin-top="0cm" fo:margin-bottom="0.499cm" style:contextual-spacing="false"/>
      <style:text-properties fo:font-weight="bold" officeooo:paragraph-rsid="0038105d" style:font-weight-asian="bold" style:font-weight-complex="bold"/>
    </style:style>
    <style:style style:name="P42" style:family="paragraph" style:parent-style-name="Preformatted_20_Text">
      <style:paragraph-properties fo:margin-top="0cm" fo:margin-bottom="0.499cm" style:contextual-spacing="false"/>
      <style:text-properties fo:font-weight="bold" officeooo:paragraph-rsid="00383c2e" style:font-weight-asian="bold" style:font-weight-complex="bold"/>
    </style:style>
    <style:style style:name="P43" style:family="paragraph" style:parent-style-name="Preformatted_20_Text">
      <style:paragraph-properties fo:margin-top="0cm" fo:margin-bottom="0.499cm" style:contextual-spacing="false"/>
      <style:text-properties officeooo:paragraph-rsid="00383c2e"/>
    </style:style>
    <style:style style:name="P44" style:family="paragraph" style:parent-style-name="Preformatted_20_Text">
      <style:paragraph-properties fo:margin-top="0cm" fo:margin-bottom="0.499cm" style:contextual-spacing="false"/>
      <style:text-properties officeooo:rsid="00394125" officeooo:paragraph-rsid="003a1d98"/>
    </style:style>
    <style:style style:name="P45" style:family="paragraph" style:parent-style-name="Preformatted_20_Text">
      <style:paragraph-properties fo:margin-top="0cm" fo:margin-bottom="0.499cm" style:contextual-spacing="false"/>
      <style:text-properties officeooo:paragraph-rsid="00394125"/>
    </style:style>
    <style:style style:name="P46" style:family="paragraph" style:parent-style-name="Preformatted_20_Text">
      <style:paragraph-properties fo:margin-top="0cm" fo:margin-bottom="0.499cm" style:contextual-spacing="false"/>
      <style:text-properties officeooo:paragraph-rsid="003a37d1"/>
    </style:style>
    <style:style style:name="P47" style:family="paragraph" style:parent-style-name="Preformatted_20_Text">
      <style:paragraph-properties fo:margin-top="0cm" fo:margin-bottom="0.499cm" style:contextual-spacing="false"/>
      <style:text-properties officeooo:paragraph-rsid="003bcda9"/>
    </style:style>
    <style:style style:name="P48" style:family="paragraph" style:parent-style-name="Preformatted_20_Text">
      <style:paragraph-properties fo:margin-top="0cm" fo:margin-bottom="0.499cm" style:contextual-spacing="false"/>
      <style:text-properties officeooo:paragraph-rsid="003cef17"/>
    </style:style>
    <style:style style:name="P49" style:family="paragraph" style:parent-style-name="Preformatted_20_Text">
      <style:paragraph-properties fo:margin-top="0cm" fo:margin-bottom="0.499cm" style:contextual-spacing="false"/>
      <style:text-properties officeooo:paragraph-rsid="003e6914"/>
    </style:style>
    <style:style style:name="T1" style:family="text">
      <style:text-properties officeooo:rsid="001ffe4b"/>
    </style:style>
    <style:style style:name="T2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34af5e" style:font-name-asian="Droid Sans Fallback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364599" style:font-name-asian="Droid Sans Fallback1" style:font-size-asian="10pt" style:font-name-complex="Liberation Mono" style:font-size-complex="10pt"/>
    </style:style>
    <style:style style:name="T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32ffc" style:font-name-asian="Liberation Mono" style:font-size-asian="10pt" style:font-name-complex="Liberation Mono" style:font-size-complex="10pt"/>
    </style:style>
    <style:style style:name="T7" style:family="text">
      <style:text-properties officeooo:rsid="00238376"/>
    </style:style>
    <style:style style:name="T8" style:family="text">
      <style:text-properties officeooo:rsid="00253035"/>
    </style:style>
    <style:style style:name="T9" style:family="text">
      <style:text-properties officeooo:rsid="0025e00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7be87" style:font-weight-asian="bold" style:font-weight-complex="bold"/>
    </style:style>
    <style:style style:name="T12" style:family="text">
      <style:text-properties fo:font-weight="bold" officeooo:rsid="002e9205" style:font-weight-asian="bold" style:font-weight-complex="bold"/>
    </style:style>
    <style:style style:name="T13" style:family="text">
      <style:text-properties officeooo:rsid="002b01c6"/>
    </style:style>
    <style:style style:name="T14" style:family="text">
      <style:text-properties officeooo:rsid="002b04a9"/>
    </style:style>
    <style:style style:name="T15" style:family="text">
      <style:text-properties officeooo:rsid="002b93d3"/>
    </style:style>
    <style:style style:name="T16" style:family="text">
      <style:text-properties officeooo:rsid="00311b47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311b47"/>
    </style:style>
    <style:style style:name="T19" style:family="text">
      <style:text-properties fo:language="en" fo:country="US" officeooo:rsid="0032c422"/>
    </style:style>
    <style:style style:name="T20" style:family="text">
      <style:text-properties fo:language="en" fo:country="US" fo:font-weight="normal" officeooo:rsid="00311b47" style:font-weight-asian="normal" style:font-weight-complex="normal"/>
    </style:style>
    <style:style style:name="T21" style:family="text">
      <style:text-properties fo:language="en" fo:country="US" fo:font-weight="normal" officeooo:rsid="003bcda9" style:font-weight-asian="normal" style:font-weight-complex="normal"/>
    </style:style>
    <style:style style:name="T22" style:family="text">
      <style:text-properties fo:language="en" fo:country="US" fo:font-weight="normal" officeooo:rsid="003cef17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34b12" style:font-weight-asian="normal" style:font-weight-complex="normal"/>
    </style:style>
    <style:style style:name="T25" style:family="text">
      <style:text-properties fo:font-weight="normal" officeooo:rsid="00364599" style:font-weight-asian="normal" style:font-weight-complex="normal"/>
    </style:style>
    <style:style style:name="T26" style:family="text">
      <style:text-properties fo:font-weight="normal" officeooo:rsid="0038105d" style:font-weight-asian="normal" style:font-weight-complex="normal"/>
    </style:style>
    <style:style style:name="T27" style:family="text">
      <style:text-properties officeooo:rsid="0034af5e"/>
    </style:style>
    <style:style style:name="T28" style:family="text">
      <style:text-properties officeooo:rsid="00364599"/>
    </style:style>
    <style:style style:name="T29" style:family="text">
      <style:text-properties officeooo:rsid="0038105d"/>
    </style:style>
    <style:style style:name="T30" style:family="text">
      <style:text-properties officeooo:rsid="00383c2e"/>
    </style:style>
    <style:style style:name="T31" style:family="text">
      <style:text-properties officeooo:rsid="00394125"/>
    </style:style>
    <style:style style:name="T32" style:family="text">
      <style:text-properties officeooo:rsid="003a1d98"/>
    </style:style>
    <style:style style:name="T33" style:family="text">
      <style:text-properties officeooo:rsid="003a37d1"/>
    </style:style>
    <style:style style:name="T34" style:family="text">
      <style:text-properties officeooo:rsid="003cef17"/>
    </style:style>
    <style:style style:name="T35" style:family="text">
      <style:text-properties officeooo:rsid="003e691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wiki</text:p>
      <text:p text:style-name="P4">一.编译ROS包</text:p>
      <text:p text:style-name="P2"><text:s text:c="5"/>a.理解catkin_cmake与cmake的联系：</text:p>
      <text:p text:style-name="P2"><text:s text:c="9"/>catkin_make=cmake+make</text:p>
      <text:p text:style-name="P2"><text:s text:c="5"/>b.相当于：</text:p>
      <text:p text:style-name="P3"><text:span text:style-name="T1"><text:s text:c="9"/></text:span># 在一个CMake项目里</text:p>
      <text:p text:style-name="Preformatted_20_Text"><text:bookmark text:name="cn.2BAC8-ROS.2BAC8-Tutorials.2BAC8-catkin.2BAC8-BuildingPackages.line-2-2"/><text:s text:c="9"/>$ mkdir build</text:p>
      <text:p text:style-name="P5"><text:bookmark text:name="cn.2BAC8-ROS.2BAC8-Tutorials.2BAC8-catkin.2BAC8-BuildingPackages.line-3-1"/><text:s text:c="9"/>$ cd build------------------------# In a catkin workspace</text:p>
      <text:p text:style-name="P5"><text:bookmark text:name="cn.2BAC8-ROS.2BAC8-Tutorials.2BAC8-catkin.2BAC8-BuildingPackages.line-2-3"/><text:s text:c="9"/>$ cmake .. <text:s text:c="23"/>$ catkin_make</text:p>
      <text:p text:style-name="P5"><text:bookmark text:name="cn.2BAC8-ROS.2BAC8-Tutorials.2BAC8-catkin.2BAC8-BuildingPackages.line-3-2"/><text:s text:c="9"/>$ make <text:s text:c="27"/>$ catkin_make install <text:s/># (可选)</text:p>
      <text:p text:style-name="P5"><text:s text:c="9"/>$ make install <text:s/># (可选)</text:p>
      <text:p text:style-name="P5"><text:bookmark text:name="cn.2BAC8-ROS.2BAC8-Tutorials.2BAC8-catkin.2BAC8-BuildingPackages.line-4-1"/><text:s text:c="3"/><text:span text:style-name="T1"><text:s/>c. </text:span>如果你的源代码不在默认工作空间中（~/catkin_ws/src),比如说存放在了<text:span text:style-name="Teletype">my_src</text:span>中，那么你可以</text:p>
      <text:p text:style-name="P5"><text:s text:c="9"/>这样来使用catkin_make: </text:p>
      <text:p text:style-name="Preformatted_20_Text"><text:s text:c="9"/><text:bookmark text:name="cn.2BAC8-ROS.2BAC8-Tutorials.2BAC8-catkin.2BAC8-BuildingPackages.line-5-1"/># In a catkin workspace</text:p>
      <text:p text:style-name="Preformatted_20_Text"><text:bookmark text:name="cn.2BAC8-ROS.2BAC8-Tutorials.2BAC8-catkin.2BAC8-BuildingPackages.line-2-4"/><text:s text:c="9"/>$ catkin_make --source my_src</text:p>
      <text:p text:style-name="P8"><text:bookmark text:name="cn.2BAC8-ROS.2BAC8-Tutorials.2BAC8-catkin.2BAC8-BuildingPackages.line-3-3"/><text:s text:c="9"/>$ catkin_make install --source my_src <text:s/># (optionally</text:p>
      <text:p text:style-name="P16">二.使用rosnode</text:p>
      <text:p text:style-name="P11"><text:s text:c="6"/>rosnode list <text:s text:c="2"/>显示当前运行的ROS节点信息</text:p>
      <text:p text:style-name="P12"><text:span text:style-name="T5"><text:s text:c="6"/></text:span><text:span text:style-name="Teletype"><text:span text:style-name="T5">rosnode info</text:span></text:span><text:span text:style-name="T5"> 命令返回的是关于一个特定节点的信息,</text:span><text:span text:style-name="T6">如：</text:span>rosnode info /rosout</text:p>
      <text:p text:style-name="P13"><text:span text:style-name="T6"><text:s text:c="6"/>rosnode ping </text:span>使用指令<text:span text:style-name="Teletype">ping</text:span>来测试能否连通节点 <text:bookmark text:name="line-231"/><text:bookmark text:name="line-230"/><text:s/>如： <text:span text:style-name="T6">rosnode ping turtlesim</text:span></text:p>
      <text:p text:style-name="P15">三.ROS话题</text:p>
      <text:p text:style-name="P14">（<text:span text:style-name="T7">1</text:span>） 话题</text:p>
      <text:p text:style-name="P14"><text:s text:c="11"/>rqt_graph 显示节点图</text:p>
      <text:p text:style-name="P8"><text:s text:c="11"/>rostopic -h 查看当前命令帮助</text:p>
      <text:p text:style-name="P8"><text:s text:c="11"/>rostopic list -h 查看话题列表</text:p>
      <text:p text:style-name="P8">（<text:span text:style-name="T7">2</text:span>）消息</text:p>
      <text:p text:style-name="P8"><text:s text:c="11"/>rostopic type [topic] <text:s text:c="2"/>查看所发布话题的消息类型</text:p>
      <text:p text:style-name="P8"><text:s text:c="11"/>rosmsg show <text:span text:style-name="T8">[消息类型] <text:s text:c="2"/></text:span>查看消息的详细情况</text:p>
      <text:p text:style-name="P8">（<text:span text:style-name="T9">3</text:span>）进阶</text:p>
      <text:p text:style-name="P8"><text:s text:c="10"/><text:span text:style-name="T10">a. rostopic pub [topic] [msg_type] [args]</text:span> <text:s/></text:p>
      <text:p text:style-name="P8"><text:s text:c="10"/>例如：</text:p>
      <text:p text:style-name="P8"><text:s text:c="9"/>rostopic pub -1 /turtle1/cmd_vel geometry_msgs/Twist -- '[2.0, 0.0, 0.0]' '[0.0, 0.0, 1.8]'</text:p>
      <text:p text:style-name="P8"><text:s text:c="9"/>-1<text:bookmark text:name="line-312"/> <text:s/>表示（单个破折号）这个参数选项使rostopic发布一条消息后马上退出</text:p>
      <text:p text:style-name="P8"><text:s text:c="9"/>-- <text:s/>这会告诉命令选项解析器接下来的参数部分<text:span text:style-name="Strong_20_Emphasis">都不是</text:span>命令选项</text:p>
      <text:p text:style-name="P8"><text:soft-page-break/><text:s text:c="10"/>又如：</text:p>
      <text:p text:style-name="P8"><text:s text:c="9"/>rostopic pub /turtle1/cmd_vel geometry_msgs/Twist -r 1 -- '[2.0, 0.0, 0.0]' '[0.0, 0.0, 1.8]' <text:s text:c="21"/>这条命令以1Hz的频率发布速度命令到速度话题上。 </text:p>
      <text:p text:style-name="P8"><text:s text:c="10"/><text:span text:style-name="T11">b.</text:span><text:span text:style-name="T10">rostopic hz [topic] <text:s text:c="4"/>查看数据发布的频率</text:span></text:p>
      <text:p text:style-name="P6"><text:s text:c="10"/>如：rostopic hz /turtle1/pose</text:p>
      <text:p text:style-name="P6"><text:s text:c="10"/><text:span text:style-name="T10">c.</text:span><text:bookmark text:name="A.2BT391KA_rqt_plot"/><text:span text:style-name="T10">rqt_plot</text:span></text:p>
      <text:p text:style-name="Preformatted_20_Text"><text:s text:c="10"/>如：rqt_plot</text:p>
      <text:p text:style-name="P7">四. ROS Services</text:p>
      <text:p text:style-name="P22"><text:s text:c="7"/><text:bookmark text:name="A.2BT391KA-rosservice"/><text:span text:style-name="T13">(1).</text:span>使用rosservice</text:p>
      <text:p text:style-name="P22"><text:s text:c="15"/>rosservice list <text:s text:c="25"/>查看当前服务的信息<text:bookmark text:name="line-2-2"/></text:p>
      <text:p text:style-name="P22"><text:s text:c="15"/>rosservice type [service] <text:s text:c="15"/>输出服务类型</text:p>
      <text:p text:style-name="P22"><text:s text:c="15"/>如：rosservice type clear</text:p>
      <text:p text:style-name="P22"><text:s text:c="14"/>rosservice call [service] [args] <text:s text:c="9"/>调用带参数的服务</text:p>
      <text:p text:style-name="P22"><text:bookmark text:name="line-4-2"/><text:s text:c="14"/>rosservice find <text:s text:c="8"/>依据类型寻找服务find services by service type</text:p>
      <text:p text:style-name="P8"><text:bookmark text:name="line-5-2"/><text:s text:c="14"/>rosservice uri <text:s text:c="26"/>输出服务的ROSRPC uri</text:p>
      <text:p text:style-name="P8"><text:s text:c="5"/>（<text:span text:style-name="T14">2</text:span>）.<text:bookmark text:name="Using_rosparam"/>使用rosparam</text:p>
      <text:p text:style-name="P8"><text:s text:c="15"/><text:span text:style-name="Teletype">rosparam</text:span>使得我们能够存储并操作ROS <text:a xlink:type="simple" xlink:href="http://wiki.ros.org/参数服务器（Parameter%20Server）">参数服务器（Parameter Server）</text:a>上的数据。参数服务器能够存储整型、浮点、布尔、字符串、字典和列表等数据类型。rosparam使用YAML标记语言的语法。一般而言，YAML的表述很自然：<text:span text:style-name="Teletype">1</text:span> 是整型, <text:span text:style-name="Teletype">1.0</text:span> 是浮点型, <text:span text:style-name="Teletype">one</text:span>是字符串, <text:span text:style-name="Teletype">true</text:span>是布尔, <text:span text:style-name="Teletype">[1,2,3]</text:span>是整型列表, <text:span text:style-name="Teletype">{a:b,c:d}</text:span>是字典. <text:span text:style-name="Teletype">rosparam</text:span>有很多指令可以用来操作参数，如下所示: <text:bookmark text:name="line-121"/><text:bookmark text:name="line-120"/></text:p>
      <text:p text:style-name="P8"><text:s text:c="15"/>rosparam list <text:s text:c="28"/>查看参数服务器上都有哪些参数</text:p>
      <text:p text:style-name="P8"><text:s text:c="15"/>rosparam set [param_name] <text:s text:c="9"/></text:p>
      <text:p text:style-name="P8"><text:s text:c="15"/>如：rosparam set background_r 150 <text:s text:c="9"/>设置参数服务器参数值</text:p>
      <text:p text:style-name="P8"><text:s text:c="22"/>rosservice call clear <text:s text:c="17"/>调用清除服务使得修改后的参数生效</text:p>
      <text:p text:style-name="P8"><text:bookmark text:name="line-2-7"/><text:s text:c="15"/>rosparam get [param_name]</text:p>
      <text:p text:style-name="P8"><text:s text:c="15"/>如：rosparam get / <text:s text:c="24"/>显示参数服务器上的所有内容</text:p>
      <text:p text:style-name="P8"><text:s text:c="5"/>（<text:span text:style-name="T15">3</text:span>）.使用rosparam dump和rosparam load</text:p>
      <text:p text:style-name="P23"><text:s text:c="15"/>rosparam dump [file_name]</text:p>
      <text:p text:style-name="P23"><text:s text:c="15"/>如：rosparam dump params.yaml <text:s text:c="13"/>将所有的参数写入params.yaml文件</text:p>
      <text:p text:style-name="P8"><text:s text:c="15"/>rosparam load [file_name] [namespace]</text:p>
      <text:p text:style-name="P8"><text:s text:c="15"/>rosparam load params.yaml copy <text:s text:c="3"/>将yaml文件重载入新的命名空间，比如说<text:span text:style-name="Teletype">copy</text:span>空间</text:p>
      <text:p text:style-name="P17"><text:soft-page-break/>五.<text:bookmark text:name="A.2BT391KA-rqt_console.2BVIw-rqt_logger_level"/>使用rqt_console和rqt_logger_level</text:p>
      <text:p text:style-name="P24"><text:s text:c="6"/><text:span text:style-name="Teletype">rqt_console</text:span>属于ROS日志框架(logging framework)的一部分，用来显示节点的输出信息。<text:span text:style-name="Teletype">rqt_logger_level</text:span>允许我们修改节点运行时输出信息的日志等级（logger levels）（包括 DEBUG、WARN、INFO和ERROR）</text:p>
      <text:p text:style-name="P24"><text:s text:c="6"/>$ rosrun rqt_console rqt_console <text:s text:c="3"/></text:p>
      <text:p text:style-name="P8"><text:bookmark text:name="line-1-4"/><text:bookmark text:name="line-42"/><text:bookmark text:name="line-41"/><text:bookmark text:name="line-40"/><text:s text:c="6"/>$ rosrun rqt_logger_level rqt_logger_level</text:p>
      <text:p text:style-name="P25"><text:span text:style-name="T12">六.</text:span><text:bookmark text:name="A.2BT391KA-roslaunch"/><text:span text:style-name="T10">使用roslaunch</text:span></text:p>
      <text:p text:style-name="P25"><text:span text:style-name="T10"><text:s text:c="4"/></text:span><text:span text:style-name="Teletype">roslaunch</text:span>可以用来启动定义在launch文件中的多个节点。 </text:p>
      <text:p text:style-name="P25"><text:span text:style-name="T12"><text:s text:c="4"/></text:span>roslaunch [package] [filename.launch]</text:p>
      <text:p text:style-name="P26"><text:s text:c="4"/><text:span text:style-name="T16">(1).launch文件（</text:span>创建一个名为turtlemimic.launch的launch文件<text:span text:style-name="T16">）</text:span></text:p>
      <text:p text:style-name="P25"><text:a xlink:type="simple" xlink:href="http://wiki.ros.org/cn/ROS/Tutorials/UsingRqtconsoleRoslaunch#CA-91a3946a9c4cf7301bb55ec0c3f8a77f6c8f9777_1"><text:s text:c="3"/></text:a><text:a xlink:type="simple" xlink:href="http://wiki.ros.org/cn/ROS/Tutorials/UsingRqtconsoleRoslaunch#CA-91a3946a9c4cf7301bb55ec0c3f8a77f6c8f9777_1">1</text:a><text:span text:style-name="T17"> &lt;launch&gt; <text:s text:c="14"/>//</text:span>在这里我们以launch标签开头以表明这是一个launch文件</text:p>
      <text:p text:style-name="P31"><text:a xlink:type="simple" xlink:href="http://wiki.ros.org/cn/ROS/Tutorials/UsingRqtconsoleRoslaunch#CA-91a3946a9c4cf7301bb55ec0c3f8a77f6c8f9777_2"><text:s text:c="3"/></text:a><text:a xlink:type="simple" xlink:href="http://wiki.ros.org/cn/ROS/Tutorials/UsingRqtconsoleRoslaunch#CA-91a3946a9c4cf7301bb55ec0c3f8a77f6c8f9777_2">2</text:a><text:span text:style-name="T17"> /*</text:span>在这里我们创建了两个节点分组并以'命名空间（namespace)'标签来区分，其中一个名为turtulesim1，另一个名为turtlesim2，两个组里面都使用相同的turtlesim节点并命名为'sim'。这样可以让我们同时启动两个turtlesim模拟器而不会产生命名冲突。 */</text:p>
      <text:p text:style-name="P31"><text:a xlink:type="simple" xlink:href="http://wiki.ros.org/cn/ROS/Tutorials/UsingRqtconsoleRoslaunch#CA-91a3946a9c4cf7301bb55ec0c3f8a77f6c8f9777_3"><text:s text:c="3"/></text:a><text:a xlink:type="simple" xlink:href="http://wiki.ros.org/cn/ROS/Tutorials/UsingRqtconsoleRoslaunch#CA-91a3946a9c4cf7301bb55ec0c3f8a77f6c8f9777_3">3</text:a><text:span text:style-name="T17"> <text:s text:c="2"/>&lt;group ns="turtlesim1"&gt;</text:span></text:p>
      <text:p text:style-name="P31"><text:a xlink:type="simple" xlink:href="http://wiki.ros.org/cn/ROS/Tutorials/UsingRqtconsoleRoslaunch#CA-91a3946a9c4cf7301bb55ec0c3f8a77f6c8f9777_4"><text:s text:c="3"/></text:a><text:a xlink:type="simple" xlink:href="http://wiki.ros.org/cn/ROS/Tutorials/UsingRqtconsoleRoslaunch#CA-91a3946a9c4cf7301bb55ec0c3f8a77f6c8f9777_4">4</text:a><text:span text:style-name="T17"> <text:s text:c="4"/>&lt;node pkg="turtlesim" name="sim" type="turtlesim_node"/&gt;</text:span></text:p>
      <text:p text:style-name="P31"><text:a xlink:type="simple" xlink:href="http://wiki.ros.org/cn/ROS/Tutorials/UsingRqtconsoleRoslaunch#CA-91a3946a9c4cf7301bb55ec0c3f8a77f6c8f9777_5"><text:s text:c="3"/></text:a><text:a xlink:type="simple" xlink:href="http://wiki.ros.org/cn/ROS/Tutorials/UsingRqtconsoleRoslaunch#CA-91a3946a9c4cf7301bb55ec0c3f8a77f6c8f9777_5">5</text:a><text:span text:style-name="T17"> <text:s text:c="2"/>&lt;/group&gt;</text:span></text:p>
      <text:p text:style-name="P31"><text:a xlink:type="simple" xlink:href="http://wiki.ros.org/cn/ROS/Tutorials/UsingRqtconsoleRoslaunch#CA-91a3946a9c4cf7301bb55ec0c3f8a77f6c8f9777_6"><text:s text:c="3"/></text:a><text:a xlink:type="simple" xlink:href="http://wiki.ros.org/cn/ROS/Tutorials/UsingRqtconsoleRoslaunch#CA-91a3946a9c4cf7301bb55ec0c3f8a77f6c8f9777_6">6</text:a><text:span text:style-name="T17"> </text:span></text:p>
      <text:p text:style-name="P31"><text:a xlink:type="simple" xlink:href="http://wiki.ros.org/cn/ROS/Tutorials/UsingRqtconsoleRoslaunch#CA-91a3946a9c4cf7301bb55ec0c3f8a77f6c8f9777_7"><text:s text:c="3"/></text:a><text:a xlink:type="simple" xlink:href="http://wiki.ros.org/cn/ROS/Tutorials/UsingRqtconsoleRoslaunch#CA-91a3946a9c4cf7301bb55ec0c3f8a77f6c8f9777_7">7</text:a><text:span text:style-name="T17"> <text:s text:c="2"/>&lt;group ns="turtlesim2"&gt;</text:span></text:p>
      <text:p text:style-name="P31"><text:a xlink:type="simple" xlink:href="http://wiki.ros.org/cn/ROS/Tutorials/UsingRqtconsoleRoslaunch#CA-91a3946a9c4cf7301bb55ec0c3f8a77f6c8f9777_8"><text:s text:c="3"/></text:a><text:a xlink:type="simple" xlink:href="http://wiki.ros.org/cn/ROS/Tutorials/UsingRqtconsoleRoslaunch#CA-91a3946a9c4cf7301bb55ec0c3f8a77f6c8f9777_8">8</text:a><text:span text:style-name="T17"> <text:s text:c="4"/>&lt;node pkg="turtlesim" name="sim" type="turtlesim_node"/&gt;</text:span></text:p>
      <text:p text:style-name="P31"><text:a xlink:type="simple" xlink:href="http://wiki.ros.org/cn/ROS/Tutorials/UsingRqtconsoleRoslaunch#CA-91a3946a9c4cf7301bb55ec0c3f8a77f6c8f9777_9"><text:s text:c="3"/></text:a><text:a xlink:type="simple" xlink:href="http://wiki.ros.org/cn/ROS/Tutorials/UsingRqtconsoleRoslaunch#CA-91a3946a9c4cf7301bb55ec0c3f8a77f6c8f9777_9">9</text:a><text:span text:style-name="T17"> <text:s text:c="2"/>&lt;/group&gt;</text:span></text:p>
      <text:p text:style-name="P31"><text:a xlink:type="simple" xlink:href="http://wiki.ros.org/cn/ROS/Tutorials/UsingRqtconsoleRoslaunch#CA-91a3946a9c4cf7301bb55ec0c3f8a77f6c8f9777_10"><text:s text:c="2"/></text:a><text:a xlink:type="simple" xlink:href="http://wiki.ros.org/cn/ROS/Tutorials/UsingRqtconsoleRoslaunch#CA-91a3946a9c4cf7301bb55ec0c3f8a77f6c8f9777_10">10</text:a><text:span text:style-name="T17"> /*</text:span>在这里我们启动模仿节点，并将所有话题的输入和输出分别重命名为turtlesim1和turtlesim2，这样就会使turtlesim2模仿turtlesim1*/</text:p>
      <text:p text:style-name="P31"><text:a xlink:type="simple" xlink:href="http://wiki.ros.org/cn/ROS/Tutorials/UsingRqtconsoleRoslaunch#CA-91a3946a9c4cf7301bb55ec0c3f8a77f6c8f9777_11"><text:s text:c="2"/></text:a><text:a xlink:type="simple" xlink:href="http://wiki.ros.org/cn/ROS/Tutorials/UsingRqtconsoleRoslaunch#CA-91a3946a9c4cf7301bb55ec0c3f8a77f6c8f9777_11">11</text:a><text:span text:style-name="T17"> <text:s text:c="2"/>&lt;node pkg="turtlesim" name="mimic" type="mimic"&gt;</text:span></text:p>
      <text:p text:style-name="P31"><text:a xlink:type="simple" xlink:href="http://wiki.ros.org/cn/ROS/Tutorials/UsingRqtconsoleRoslaunch#CA-91a3946a9c4cf7301bb55ec0c3f8a77f6c8f9777_12"><text:s text:c="2"/></text:a><text:a xlink:type="simple" xlink:href="http://wiki.ros.org/cn/ROS/Tutorials/UsingRqtconsoleRoslaunch#CA-91a3946a9c4cf7301bb55ec0c3f8a77f6c8f9777_12">12</text:a><text:span text:style-name="T17"> <text:s text:c="4"/>&lt;remap from="input" to="turtlesim1/turtle1"/&gt;</text:span></text:p>
      <text:p text:style-name="P31"><text:a xlink:type="simple" xlink:href="http://wiki.ros.org/cn/ROS/Tutorials/UsingRqtconsoleRoslaunch#CA-91a3946a9c4cf7301bb55ec0c3f8a77f6c8f9777_13"><text:s text:c="2"/></text:a><text:a xlink:type="simple" xlink:href="http://wiki.ros.org/cn/ROS/Tutorials/UsingRqtconsoleRoslaunch#CA-91a3946a9c4cf7301bb55ec0c3f8a77f6c8f9777_13">13</text:a><text:span text:style-name="T17"> <text:s text:c="4"/>&lt;remap from="output" to="turtlesim2/turtle1"/&gt;</text:span></text:p>
      <text:p text:style-name="P31"><text:a xlink:type="simple" xlink:href="http://wiki.ros.org/cn/ROS/Tutorials/UsingRqtconsoleRoslaunch#CA-91a3946a9c4cf7301bb55ec0c3f8a77f6c8f9777_14"><text:s text:c="2"/></text:a><text:a xlink:type="simple" xlink:href="http://wiki.ros.org/cn/ROS/Tutorials/UsingRqtconsoleRoslaunch#CA-91a3946a9c4cf7301bb55ec0c3f8a77f6c8f9777_14">14</text:a><text:span text:style-name="T17"> <text:s text:c="2"/>&lt;/node&gt;</text:span></text:p>
      <text:p text:style-name="P31"><text:a xlink:type="simple" xlink:href="http://wiki.ros.org/cn/ROS/Tutorials/UsingRqtconsoleRoslaunch#CA-91a3946a9c4cf7301bb55ec0c3f8a77f6c8f9777_15"><text:s text:c="2"/></text:a><text:a xlink:type="simple" xlink:href="http://wiki.ros.org/cn/ROS/Tutorials/UsingRqtconsoleRoslaunch#CA-91a3946a9c4cf7301bb55ec0c3f8a77f6c8f9777_15">15</text:a><text:span text:style-name="T17"> </text:span></text:p>
      <text:p text:style-name="P30"><text:a xlink:type="simple" xlink:href="http://wiki.ros.org/cn/ROS/Tutorials/UsingRqtconsoleRoslaunch#CA-91a3946a9c4cf7301bb55ec0c3f8a77f6c8f9777_16"><text:s text:c="2"/></text:a><text:a xlink:type="simple" xlink:href="http://wiki.ros.org/cn/ROS/Tutorials/UsingRqtconsoleRoslaunch#CA-91a3946a9c4cf7301bb55ec0c3f8a77f6c8f9777_16">16</text:a><text:span text:style-name="T17"> &lt;/launch&gt; <text:s text:c="7"/>//</text:span><text:span text:style-name="T19">launch结束</text:span></text:p>
      <text:p text:style-name="P19"><text:span text:style-name="T18">七.</text:span><text:bookmark text:name="A.2BT391KA_rosed"/>使用 rosed</text:p>
      <text:p text:style-name="P27"><text:span text:style-name="T10"><text:s text:c="5"/></text:span>rosed [package_name] [filename] <text:s/>直接通过package名来获取到待编辑的文件</text:p>
      <text:p text:style-name="P27"><text:span text:style-name="T10"><text:s text:c="4"/></text:span><text:span text:style-name="T24">如：</text:span>rosed roscpp Logger.msg</text:p>
      <text:p text:style-name="P20">八.使用ros消息和服务</text:p>
      <text:p text:style-name="P28"><text:span text:style-name="T27"><text:s text:c="4"/></text:span><text:a xlink:type="simple" xlink:href="http://wiki.ros.org/消息%28msg%29">消息(msg)</text:a>: msg文件就是一个描述ROS中所使用消息类型的简单文本。它们会被用来生成不同语言的源代码。 </text:p>
      <text:p text:style-name="P28"><text:s text:c="4"/><text:a xlink:type="simple" xlink:href="http://wiki.ros.org/服务%28srv%29">服务(srv)</text:a>: 一个srv文件描述一项服务。它包含两个部分：请求和响应。 msg文件存放在package的msg目录下，srv文件则存放在srv目录下。 </text:p>
      <text:p text:style-name="P28"><text:soft-page-break/>msg文件实际上就是每行声明一个数据类型和变量名。可以使用的数据类型如下： <text:bookmark text:name="line-32"/><text:bookmark text:name="line-31"/></text:p>
      <text:list xml:id="list7386401009935424396" text:style-name="L1">
        <text:list-item>
          <text:p text:style-name="P33">int8, int16, int32, int64 (plus uint*) <text:bookmark text:name="line-33"/></text:p>
        </text:list-item>
        <text:list-item>
          <text:p text:style-name="P33">float32, float64 <text:bookmark text:name="line-34"/></text:p>
        </text:list-item>
        <text:list-item>
          <text:p text:style-name="P33">string <text:bookmark text:name="line-35"/></text:p>
        </text:list-item>
        <text:list-item>
          <text:p text:style-name="P33">time, duration <text:bookmark text:name="line-36"/></text:p>
        </text:list-item>
        <text:list-item>
          <text:p text:style-name="P34">other msg files <text:bookmark text:name="line-37"/><text:s/>如<text:span text:style-name="T27">：</text:span>geometry_msgs/PoseWithCovariance pose</text:p>
        </text:list-item>
        <text:list-item>
          <text:p text:style-name="P32">variable-length array[] and fixed-length array[C] <text:bookmark text:name="line-39"/><text:bookmark text:name="line-38"/></text:p>
        </text:list-item>
      </text:list>
      <text:p text:style-name="Text_20_body"><text:span text:style-name="T2">在ROS中有一个特殊的数据类型：</text:span><text:span text:style-name="Teletype"><text:span text:style-name="T2">Header</text:span></text:span><text:span text:style-name="T2">，它含有时间戳和坐标系信息。在msg文件的第一行经常可以看到</text:span><text:span text:style-name="Teletype"><text:span text:style-name="T2">Header header</text:span></text:span><text:span text:style-name="T2">的声明. </text:span></text:p>
      <text:p text:style-name="P21"><text:span text:style-name="T3">九.</text:span><text:bookmark text:name="A.2BT391KA_msg"/>使用 msg</text:p>
      <text:p text:style-name="P29"><text:span text:style-name="T3"><text:s text:c="6"/></text:span><text:span text:style-name="T4">1.</text:span>在之前创建的package里定义新的消息</text:p>
      <text:p text:style-name="P29"><text:span text:style-name="T3"><text:s text:c="10"/></text:span>$ cd ~/catkin_ws/src/beginner_tutorials</text:p>
      <text:p text:style-name="Preformatted_20_Text"><text:bookmark text:name="line-2-5"/><text:s text:c="10"/>$ mkdir msg</text:p>
      <text:p text:style-name="P8"><text:bookmark text:name="line-3-5"/><text:s text:c="10"/>$ echo "int64 num" &gt; msg/Num.msg</text:p>
      <text:p text:style-name="P28"><text:span text:style-name="T3"><text:s text:c="7"/></text:span><text:span text:style-name="T4">2.</text:span>我们要确保msg文件被转换成为C++，Python和其他语言的源代码： </text:p>
      <text:p text:style-name="P28"><text:s text:c="9"/>&lt;build_depend&gt;message_generation&lt;/build_depend&gt;</text:p>
      <text:p text:style-name="P8"><text:bookmark text:name="line-2-71"/><text:s text:c="9"/>&lt;<text:span text:style-name="T28">exec</text:span>_depend&gt;message_runtime&lt;/<text:span text:style-name="T28">exec</text:span>_depend&gt;</text:p>
      <text:p text:style-name="P28"><text:s text:c="7"/><text:span text:style-name="T28">3.</text:span>直接在<text:span text:style-name="Teletype">COMPONENTS</text:span>的列表里增加<text:span text:style-name="Teletype">message_generation,像这样</text:span><text:span text:style-name="Teletype"><text:span text:style-name="T28">：</text:span></text:span></text:p>
      <text:p text:style-name="P29"><text:span text:style-name="Teletype"><text:s text:c="10"/></text:span>find_package(catkin REQUIRED COMPONENTS </text:p>
      <text:p text:style-name="P29"><text:s text:c="50"/>roscpp rospy std_msgs message_generation)</text:p>
      <text:p text:style-name="P28"><text:span text:style-name="Teletype"><text:s text:c="7"/></text:span><text:span text:style-name="Teletype"><text:span text:style-name="T28">4.</text:span></text:span>确保你设置了运行依赖： </text:p>
      <text:p text:style-name="P28"><text:span text:style-name="Teletype"><text:s text:c="11"/></text:span>catkin_package(</text:p>
      <text:p text:style-name="Preformatted_20_Text"><text:bookmark text:name="line-2-9"/><text:s text:c="11"/>...</text:p>
      <text:p text:style-name="Preformatted_20_Text"><text:bookmark text:name="line-3-7"/><text:s text:c="11"/>CATKIN_DEPENDS message_runtime ...</text:p>
      <text:p text:style-name="P8"><text:bookmark text:name="line-4-6"/><text:s text:c="12"/>...)</text:p>
      <text:p text:style-name="P28"><text:span text:style-name="Teletype"><text:s text:c="8"/></text:span><text:span text:style-name="Teletype"><text:span text:style-name="T28">5.</text:span></text:span><text:span text:style-name="Teletype">用</text:span>你的<text:span text:style-name="Teletype">.msg</text:span>文件替代<text:span text:style-name="Teletype">Message*.msg:</text:span></text:p>
      <text:p text:style-name="P27"><text:span text:style-name="T24"><text:s text:c="12"/></text:span>add_message_files(</text:p>
      <text:p text:style-name="Preformatted_20_Text"><text:bookmark text:name="line-2-11"/><text:s text:c="14"/>FILES</text:p>
      <text:p text:style-name="Preformatted_20_Text"><text:bookmark text:name="line-3-9"/><text:s text:c="14"/>Num.msg</text:p>
      <text:p text:style-name="P8"><text:bookmark text:name="line-4-8"/><text:s text:c="15"/>)</text:p>
      <text:p text:style-name="P27"><text:span text:style-name="T24"><text:s text:c="8"/></text:span><text:span text:style-name="T25">6.</text:span>generate_messages()</text:p>
      <text:p text:style-name="P40"><text:soft-page-break/><text:span text:style-name="T26">7 </text:span><text:bookmark text:name="A.2BT391KA_rosmsg"/>使用 rosmsg</text:p>
      <text:p text:style-name="P40"><text:span text:style-name="T26"><text:s text:c="4"/></text:span>rosmsg show [message type]</text:p>
      <text:p text:style-name="P40"><text:span text:style-name="T26"><text:s text:c="4"/>如：</text:span>rosmsg show beginner_tutorials/Num</text:p>
      <text:p text:style-name="P40"><text:span text:style-name="T26"><text:s text:c="3"/>// </text:span><text:span text:style-name="Teletype">eginner_tutorials</text:span> -- 消息所在的package //<text:span text:style-name="Teletype">Num</text:span> -- 消息名<text:span text:style-name="Teletype">Num</text:span>. </text:p>
      <text:p text:style-name="P41"><text:span text:style-name="T29">十 </text:span><text:bookmark text:name="A.2BT391KA_srv"/>使用 srv</text:p>
      <text:p text:style-name="P40"><text:s text:c="4"/><text:span text:style-name="T29">1.</text:span><text:bookmark text:name="A.2BUhte.2Bk4ATio-srv"/>创建一个srv</text:p>
      <text:p text:style-name="P40"><text:s text:c="9"/>$ roscd beginner_tutorials</text:p>
      <text:p text:style-name="P8"><text:bookmark text:name="line-2-16"/><text:s text:c="8"/>$ mkdir srv</text:p>
      <text:p text:style-name="P8"><text:s text:c="3"/><text:span text:style-name="T29">2.</text:span>从其他的package中复制一个服务</text:p>
      <text:p text:style-name="P40"><text:s text:c="8"/>roscp [package_name] [file_to_copy_path] [copy_path]</text:p>
      <text:p text:style-name="P40"><text:s text:c="8"/>如：从<text:a xlink:type="simple" xlink:href="http://wiki.ros.org/rospy_tutorials">rospy_tutorials</text:a> package中复制一个服务文件：</text:p>
      <text:p text:style-name="P40"><text:s text:c="8"/>roscp rospy_tutorials AddTwoInts.srv srv/AddTwoInts.srv</text:p>
      <text:p text:style-name="P43"><text:span text:style-name="T30"><text:s text:c="3"/>3.</text:span>用你自己的srv文件名替换掉那些<text:span text:style-name="Teletype">Service*.srv部分</text:span></text:p>
      <text:p text:style-name="P43"><text:span text:style-name="Teletype"><text:s text:c="7"/></text:span>add_service_files（</text:p>
      <text:p text:style-name="P43"><text:s text:c="8"/>FILES</text:p>
      <text:p text:style-name="Preformatted_20_Text"><text:bookmark text:name="line-3-16"/><text:s text:c="8"/>AddTwoInts.srv</text:p>
      <text:p text:style-name="P8"><text:bookmark text:name="line-4-14"/><text:s text:c="7"/>)</text:p>
      <text:p text:style-name="P43"><text:span text:style-name="Teletype"><text:span text:style-name="T30"><text:s text:c="4"/>4.</text:span></text:span>通过<text:span text:style-name="Teletype">rosmsg show</text:span>命令，检查ROS是否能够识该服务</text:p>
      <text:p text:style-name="P43"><text:s text:c="7"/>rossrv show &lt;service type&gt;</text:p>
      <text:p text:style-name="P43"><text:s text:c="7"/>如：rossrv show beginner_tutorials/AddTwoInts</text:p>
      <text:p text:style-name="P42">十一.<text:bookmark text:name="msg.2BVIw-srv.2BkP2XAImBdoRrZZqk-"/>msg和srv都需要的步骤</text:p>
      <text:p text:style-name="P43"><text:s text:c="4"/><text:span text:style-name="T30">1.</text:span>去掉注释并附加上所有你消息文件所依赖的那些含有<text:span text:style-name="Teletype">.msg</text:span>文件的package（这个例子是依赖</text:p>
      <text:p text:style-name="P43"><text:span text:style-name="Teletype"><text:s text:c="9"/>std_msgs</text:span>,不要添加roscpp,rospy)，结果如下: <text:bookmark text:name="line-10-6"/><text:bookmark text:name="line-11-6"/></text:p>
      <text:p text:style-name="Text_20_body"><text:bookmark text:name="line-12-6"/><text:bookmark text:name="line-13-5"/><text:bookmark text:name="line-14-5"/><text:bookmark text:name="line-15-5"/><text:bookmark text:name="line-16-5"/><text:bookmark text:name="line-1-39"/><text:s text:c="9"/>generate_messages(<text:bookmark text:name="line-2-26"/>DEPENDENCIE <text:s text:c="2"/>std_msg<text:bookmark text:name="line-4-20"/>s )</text:p>
      <text:p text:style-name="Text_20_body"><text:s text:c="4"/>所有在msg路径下的.msg文件都将转换为ROS所支持语言的源代码。生成的C++头文件将会放置在<text:span text:style-name="Teletype">~/catkin_ws/devel/include/beginner_tutorials/</text:span>。 Python脚本语言会在 <text:span text:style-name="Teletype">~/catkin_ws/devel/lib/python2.7/distpackages/beginner_tutorials/msg</text:span> 目录下创建。 lisp文件会出现在 <text:span text:style-name="Teletype">~/catkin_ws/devel/share/common-lisp/ros/beginner_tutorials/msg/</text:span> 路径下. </text:p>
      <text:p text:style-name="P45"><text:soft-page-break/><text:span text:style-name="T31">十二.</text:span><text:bookmark text:name="cn.2BAC8-roscpp_tutorials.2BAC8-Tutorials.2BAC8-WritingPublisherSubscriber.A.2BfxZRmVPRXgNWaIKCcLk-"/>编写发布器订阅器节点</text:p>
      <text:p text:style-name="P44"><text:s text:c="6"/><text:a xlink:type="simple" xlink:href="http://wiki.ros.org/cn/ROS/Tutorials/WritingPublisherSubscriber%28c%2B%2B%29"><text:span text:style-name="T32">http://wiki.ros.org/cn/ROS/Tutorials/WritingPublisherSubscriber%28c%2B%2B%29</text:span></text:a></text:p>
      <text:p text:style-name="P46"><text:span text:style-name="T33">十三.测试</text:span><text:bookmark text:name="A.2BbUuL1W2IYG9T0V4DVmhUjIuilgVWaA-"/>测试消息发布器和订阅器</text:p>
      <text:p text:style-name="P47"><text:span text:style-name="T33"><text:s text:c="6"/></text:span><text:a xlink:type="simple" xlink:href="http://wiki.ros.org/cn/ROS/Tutorials/ExaminingPublisherSubscriber"><text:span text:style-name="T33">http://wiki.ros.org/cn/ROS/Tutorials/ExaminingPublisherSubscriber</text:span></text:a></text:p>
      <text:p text:style-name="P47"><text:span text:style-name="T20">十四.</text:span><text:bookmark text:name="A.2BfxZRmXuAU1V2hGcNUqFWaFSMW6JiN3rv_.28C.2B-.2B-.29"/>编写简单的服务器和客户端 (C++)</text:p>
      <text:p text:style-name="P36"><text:s text:c="6"/><text:a xlink:type="simple" xlink:href="http://wiki.ros.org/cn/ROS/Tutorials/WritingServiceClient%28c%2B%2B%29"><text:span text:style-name="T33">http://wiki.ros.org/cn/ROS/Tutorials/WritingServiceClient%28c%2B%2B%29</text:span></text:a></text:p>
      <text:p text:style-name="P47"><text:span text:style-name="T21">十五.</text:span><text:bookmark text:name="A.2BbUuL1XuAU1V2hA-Service.2BVIw-Client"/>测试简单的Service和Client</text:p>
      <text:p text:style-name="P37"><text:s text:c="6"/><text:a xlink:type="simple" xlink:href="http://wiki.ros.org/cn/ROS/Tutorials/ExaminingServiceClient">http://wiki.ros.org/cn/ROS/Tutorials/ExaminingServiceClient</text:a></text:p>
      <text:p text:style-name="P47"><text:span text:style-name="T21">十六.</text:span><text:bookmark text:name="A.2BX1VSNk4OVt5lPmVwY24-"/>录制与回放数据</text:p>
      <text:p text:style-name="P47"><text:span text:style-name="T21"><text:s text:c="10"/></text:span><text:span text:style-name="T22">1.</text:span>查看当前系统中发布的所有话题:rostopic list -v</text:p>
      <text:p text:style-name="P47"><text:s text:c="15"/>mkdir ~/bagfiles</text:p>
      <text:p text:style-name="P47"><text:bookmark text:name="cn.2BAC8-rosbag.2BAC8-Tutorials.2BAC8-Recording_and_playing_back_data.line-2-4"/><text:s text:c="15"/>cd ~/bagfiles</text:p>
      <text:p text:style-name="P8"><text:bookmark text:name="cn.2BAC8-rosbag.2BAC8-Tutorials.2BAC8-Recording_and_playing_back_data.line-3-4"/><text:s text:c="15"/>rosbag record -a</text:p>
      <text:p text:style-name="P48"><text:s text:c="9"/><text:span text:style-name="T34">2.</text:span>使用<text:span text:style-name="Strong_20_Emphasis">rosbag info</text:span>检查看录制的内容</text:p>
      <text:p text:style-name="P48"><text:s text:c="14"/>rosbag info &lt;your bagfile&gt;</text:p>
      <text:p text:style-name="P47"><text:s text:c="9"/><text:span text:style-name="T35">3.回放：</text:span></text:p>
      <text:p text:style-name="P47"><text:s text:c="14"/><text:bookmark text:name="cn.2BAC8-rosbag.2BAC8-Tutorials.2BAC8-Recording_and_playing_back_data.line-1-8"/>rosbag play &lt;your bagfile&gt;</text:p>
      <text:p text:style-name="P47"><text:s text:c="8"/><text:span text:style-name="T35">4.</text:span>只录制某些特别指定的话题到单个bag文件中</text:p>
      <text:p text:style-name="P49"><text:s text:c="12"/><text:span text:style-name="T10"><text:s/></text:span><text:span text:style-name="T23">r</text:span><text:span text:style-name="Strong_20_Emphasis"><text:span text:style-name="T23">osbag record </text:span></text:span><text:span text:style-name="T23">-O</text:span> subset /turtle1/command_velocity /turtle1/pose</text:p>
      <text:p text:style-name="P49"><text:span text:style-name="Strong_20_Emphasis"/></text:p>
      <text:p text:style-name="P18"/>
      <text:p text:style-name="P22"><text:s/></text:p>
      <text:p text:style-name="P8"/>
      <text:p text:style-name="P8"/>
      <text:p text:style-name="P8"><text:s text:c="10"/></text:p>
      <text:p text:style-name="P8"/>
      <text:p text:style-name="P8"/>
      <text:p text:style-name="P8"><text:soft-page-break/></text:p>
      <text:p text:style-name="P38"/>
      <text:p text:style-name="P39"/>
      <text:p text:style-name="P10"/>
      <text:p text:style-name="P9"/>
      <text:p text:style-name="P9"><text:s text:c="5"/></text:p>
      <text:p text:style-name="Preformatted_20_Text"/>
      <text:p text:style-name="P8"><text:bookmark text:name="cn.2BAC8-ROS.2BAC8-Tutorials.2BAC8-catkin.2BAC8-BuildingPackages.line-6-1"/><text:s text:c="9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1:52:27.565472976</meta:creation-date>
    <dc:date>2018-07-11T21:06:38.273727808</dc:date>
    <meta:editing-duration>PT6H40M4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7" meta:paragraph-count="169" meta:word-count="1850" meta:character-count="7072" meta:non-whitespace-character-count="5199"/>
  </office:meta>
</office:document-meta>
</file>